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Light4" svg:font-family="'Open Sans Light'" style:font-family-generic="swiss"/>
    <style:font-face style:name="Open Sans Light5" svg:font-family="'Open Sans Light'" style:font-adornments="Ligh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aesoo-subtitle">
      <style:graphic-properties draw:fill-color="#ffffff" fo:min-height="16.255cm"/>
    </style:style>
    <style:style style:name="pr2" style:family="presentation" style:parent-style-name="taesoo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4.23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style:font-name="Open Sans Semibold" fo:font-size="44pt" style:font-size-asian="44pt" style:font-size-complex="4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Open Sans Light3"/>
    </style:style>
    <style:style style:name="T1" style:family="text">
      <style:text-properties style:font-name="Open Sans Semibold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Open Sans Light3"/>
    </style:style>
    <style:style style:name="T3" style:family="text">
      <style:text-properties style:font-name="Open Sans Light5" fo:font-weight="normal" style:font-name-asian="Open Sans Light5" style:font-weight-asian="normal" style:font-name-complex="Open Sans Light5" style:font-weight-complex="normal"/>
    </style:style>
    <style:style style:name="T4" style:family="text">
      <style:text-properties style:font-name="Open Sans Light3" fo:font-weight="normal" style:font-weight-asian="normal" style:font-weight-complex="normal"/>
    </style:style>
    <style:style style:name="T5" style:family="text">
      <style:text-properties style:text-position="33% 58%" style:font-name="Open Sans Light3"/>
    </style:style>
    <style:style style:name="T6" style:family="text">
      <style:text-properties style:text-position="0% 100%" style:font-name="Open Sans Light3"/>
    </style:style>
    <style:style style:name="T7" style:family="text">
      <style:text-properties style:text-position="33% 58%" style:font-name="Open Sans Light5" fo:font-weight="normal" style:font-name-asian="Open Sans Light5" style:font-weight-asian="normal" style:font-name-complex="Open Sans Light5" style:font-weight-complex="normal"/>
    </style:style>
    <style:style style:name="T8" style:family="text">
      <style:text-properties style:text-position="0% 100%" style:font-name="Open Sans Light5" fo:font-weight="normal" style:font-name-asian="Open Sans Light5" style:font-weight-asian="normal" style:font-name-complex="Open Sans Light5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aeso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495cm" presentation:class="subtitle" presentation:user-transformed="true">
          <draw:text-box>
            <text:p><text:span text:style-name="T1">Scaling Ordered Operations with True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4.235cm" svg:x="1.4cm" svg:y="0.473cm" presentation:class="title" presentation:user-transformed="true">
          <draw:text-box>
            <text:p><text:span text:style-name="T2">Timestamp counter → rdtscp()</text:span>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Each core has a TSC</text:span></text:p>
              </text:list-item>
              <text:list-item>
                <text:p><text:span text:style-name="T3">TSC has its own quartz oscillator </text:span></text:p>
              </text:list-item>
              <text:list-item>
                <text:p><text:span text:style-name="T3">Quartz oscillator:</text:span></text:p>
                <text:list>
                  <text:list-item>
                    <text:p><text:span text:style-name="T3">Pros:</text:span></text:p>
                    <text:list>
                      <text:list-item>
                        <text:p><text:span text:style-name="T3">Almost increases constantly</text:span></text:p>
                      </text:list-item>
                    </text:list>
                  </text:list-item>
                  <text:list-item>
                    <text:p><text:span text:style-name="T3">Cons:</text:span></text:p>
                    <text:list>
                      <text:list-item>
                        <text:p><text:span text:style-name="T3">Drifts by 1 second on 10 years</text:span></text:p>
                      </text:list-item>
                      <text:list-item>
                        <text:p><text:span text:style-name="T3">Temperature also affects their oscill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SC increases monotonically</text:span></text:p>
              </text:list-item>
              <text:list-item>
                <text:p><text:span text:style-name="T3">Are never synchronized across sockets</text:span></text:p>
                <text:list>
                  <text:list-item>
                    <text:p><text:span text:style-name="T3">No disclosures from the Intel developers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4.235cm" svg:x="1.4cm" svg:y="0.473cm" presentation:class="title" presentation:user-transformed="true">
          <draw:text-box>
            <text:p><text:span text:style-name="T2">Use cases</text:span>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4">Oplog (write heavy data structure)</text:span></text:p>
                <text:list>
                  <text:list-item>
                    <text:p><text:span text:style-name="T4">Conservative insertion of the elements</text:span></text:p>
                  </text:list-item>
                  <text:list-item>
                    <text:p><text:span text:style-name="T4">Insert &lt;op, t&gt; <text:s/>after every 2*</text:span><text:span text:style-name="T3">ε time</text:span></text:p>
                  </text:list-item>
                </text:list>
              </text:list-item>
              <text:list-item>
                <text:p><text:span text:style-name="T3">RLU (read heavy to moderate update mechanism)</text:span></text:p>
                <text:list>
                  <text:list-item>
                    <text:p><text:span text:style-name="T3">Replace logical global clock with [t-ε, t+ε] physical clock (?)</text:span></text:p>
                  </text:list-item>
                </text:list>
              </text:list-item>
              <text:list-item>
                <text:p><text:span text:style-name="T3">OCC / TicToe (timestamp based CC)</text:span></text:p>
                <text:list>
                  <text:list-item>
                    <text:p><text:span text:style-name="T3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4.235cm" svg:x="1.4cm" svg:y="0.473cm" presentation:class="title" presentation:user-transformed="true">
          <draw:text-box>
            <text:p><text:span text:style-name="T2">Oplog – scale update heavy data structures</text:span>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Conservative version of the Oplog</text:span></text:p>
              </text:list-item>
              <text:list-item>
                <text:p><text:span text:style-name="T3">Each operation is recorded with a time gap of 2*ε</text:span></text:p>
              </text:list-item>
              <text:list-item>
                <text:p><text:span text:style-name="T3">Oplog use case:</text:span></text:p>
                <text:list>
                  <text:list-item>
                    <text:p><text:span text:style-name="T3">Forking → rmap structure</text:span></text:p>
                  </text:list-item>
                  <text:list-item>
                    <text:p><text:span text:style-name="T3">Inotify</text:span></text:p>
                  </text:list-item>
                  <text:list-item>
                    <text:p><text:span text:style-name="T3">dca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4.235cm" svg:x="1.4cm" svg:y="0.473cm" presentation:class="title" presentation:user-transformed="true">
          <draw:text-box>
            <text:p><text:span text:style-name="T2">RLU</text:span><text:span text:style-name="T5">TT </text:span><text:span text:style-name="T6">– A more generic concurrent mechanism</text:span>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RLU shows the same scalability as that of RCU for the readers</text:span></text:p>
              </text:list-item>
              <text:list-item>
                <text:p><text:span text:style-name="T3">Easier to program compared to RCU</text:span></text:p>
              </text:list-item>
              <text:list-item>
                <text:p><text:span text:style-name="T3">BUT, does not scale with increasing writers</text:span></text:p>
                <text:list>
                  <text:list-item>
                    <text:p><text:span text:style-name="T3">Scalability hindered by global atomic clock</text:span></text:p>
                  </text:list-item>
                </text:list>
              </text:list-item>
              <text:list-item>
                <text:p><text:span text:style-name="T3">RLU</text:span><text:span text:style-name="T7">TT </text:span><text:span text:style-name="T8"><text:s/>removes the global atomic clock with our proposed true time approach</text:span></text:p>
              </text:list-item>
              <text:list-item>
                <text:p><text:span text:style-name="T8">RLU</text:span><text:span text:style-name="T7">TT </text:span><text:span text:style-name="T8"><text:s/>use cases:</text:span></text:p>
                <text:list>
                  <text:list-item>
                    <text:p><text:span text:style-name="T8">Hash table</text:span></text:p>
                  </text:list-item>
                  <text:list-item>
                    <text:p><text:span text:style-name="T8">Linked list (single / double)</text:span></text:p>
                  </text:list-item>
                  <text:list-item>
                    <text:p><text:span text:style-name="T8">Maasstree (replace rcu with rl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4.235cm" svg:x="1.4cm" svg:y="0.473cm" presentation:class="title" presentation:user-transformed="true">
          <draw:text-box>
            <text:p><text:span text:style-name="T6">OCC</text:span><text:span text:style-name="T5">TT </text:span><text:span text:style-name="T6">– Scaling OCC with True Time</text:span>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DB scalability is governed by CC mechanism</text:span></text:p>
              </text:list-item>
              <text:list-item>
                <text:p><text:span text:style-name="T3">MOCC is mostly used by scalable DBs like Silo / Foedus</text:span></text:p>
              </text:list-item>
              <text:list-item>
                <text:p><text:span text:style-name="T3">OCC is bottlenecked by timestamp generation</text:span></text:p>
                <text:list>
                  <text:list-item>
                    <text:p><text:span text:style-name="T3">Abyss / Tictoe has already pointed this out</text:span></text:p>
                  </text:list-item>
                </text:list>
              </text:list-item>
              <text:list-item>
                <text:p><text:span text:style-name="T3">OCC</text:span><text:span text:style-name="T7">TT</text:span><text:span text:style-name="T3"> alleviates this problem by using hardware generated timestamp via TSC</text:span><text:span text:style-name="T7">TT</text:span></text:p>
              </text:list-item>
              <text:list-item>
                <text:p><text:span text:style-name="T8">Silo / Tictoe are the best examples to show the improvement</text:span></text:p>
              </text:list-item>
              <text:list-item>
                <text:p><text:span text:style-name="T8">What if the TSC</text:span><text:span text:style-name="T7">TT </text:span><text:span text:style-name="T8">can decrease the abort rates even for Tictoe (successor of Silo's OC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 Light4" svg:font-family="'Open Sans Light'" style:font-family-generic="swiss"/>
    <style:font-face style:name="Open Sans Light5" svg:font-family="'Open Sans Light'" style:font-adornments="Ligh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esoo-background" style:family="presentation">
      <style:graphic-properties draw:stroke="none" draw:fill="none"/>
      <style:text-properties style:letter-kerning="true"/>
    </style:style>
    <style:style style:name="taeso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eso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aesoo-outline1" style:family="presentation">
      <style:graphic-properties draw:stroke="none" draw:fill="none" draw:auto-grow-height="false" draw:fit-to-size="shrink-to-fit">
        <text:list-style style:name="taeso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Open Sans Light3" fo:font-family="'Open Sans Ligh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esoo-outline2" style:family="presentation" style:parent-style-name="taesoo-outline1">
      <style:paragraph-properties fo:margin-left="0cm" fo:margin-right="0cm" fo:margin-top="0cm" fo:margin-bottom="0.4cm" fo:text-indent="0cm"/>
      <style:text-properties style:font-name="Open Sans Light3" fo:font-family="'Open Sans Light'" style:font-family-generic="swiss" style:font-pitch="variable" fo:font-size="26pt" style:font-size-asian="26pt" style:font-size-complex="26pt"/>
    </style:style>
    <style:style style:name="taesoo-outline3" style:family="presentation" style:parent-style-name="taesoo-outline2">
      <style:paragraph-properties fo:margin-left="0cm" fo:margin-right="0cm" fo:margin-top="0cm" fo:margin-bottom="0.3cm" fo:text-indent="0cm"/>
      <style:text-properties style:font-name="Open Sans Light3" fo:font-family="'Open Sans Light'" style:font-family-generic="swiss" style:font-pitch="variable" fo:font-size="24pt" style:font-size-asian="24pt" style:font-size-complex="24pt"/>
    </style:style>
    <style:style style:name="taesoo-outline4" style:family="presentation" style:parent-style-name="taesoo-outline3">
      <style:paragraph-properties fo:margin-left="0cm" fo:margin-right="0cm" fo:margin-top="0cm" fo:margin-bottom="0.2cm" fo:text-indent="0cm"/>
      <style:text-properties style:font-name="Open Sans Light3" fo:font-family="'Open Sans Light'" style:font-family-generic="swiss" style:font-pitch="variable" fo:font-size="20pt" style:font-size-asian="20pt" style:font-size-complex="20pt"/>
    </style:style>
    <style:style style:name="taesoo-outline5" style:family="presentation" style:parent-style-name="taesoo-outline4">
      <style:paragraph-properties fo:margin-left="0cm" fo:margin-right="0cm" fo:margin-top="0cm" fo:margin-bottom="0.1cm" fo:text-indent="0cm"/>
      <style:text-properties style:font-name="Open Sans Light3" fo:font-family="'Open Sans Light'" style:font-family-generic="swiss" style:font-pitch="variable" fo:font-size="20pt" style:font-size-asian="20pt" style:font-size-complex="20pt"/>
    </style:style>
    <style:style style:name="taesoo-outline6" style:family="presentation" style:parent-style-name="taesoo-outline5">
      <style:paragraph-properties fo:margin-left="0cm" fo:margin-right="0cm" fo:margin-top="0cm" fo:margin-bottom="0.1cm" fo:text-indent="0cm"/>
      <style:text-properties style:font-name="Open Sans Light3" fo:font-family="'Open Sans Light'" style:font-family-generic="swiss" style:font-pitch="variable" fo:font-size="20pt" style:font-size-asian="20pt" style:font-size-complex="20pt"/>
    </style:style>
    <style:style style:name="taesoo-outline7" style:family="presentation" style:parent-style-name="taesoo-outline6">
      <style:paragraph-properties fo:margin-left="0cm" fo:margin-right="0cm" fo:margin-top="0cm" fo:margin-bottom="0.1cm" fo:text-indent="0cm"/>
      <style:text-properties style:font-name="Open Sans Light3" fo:font-family="'Open Sans Light'" style:font-family-generic="swiss" style:font-pitch="variable" fo:font-size="20pt" style:font-size-asian="20pt" style:font-size-complex="20pt"/>
    </style:style>
    <style:style style:name="taesoo-outline8" style:family="presentation" style:parent-style-name="taeso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aesoo-outline9" style:family="presentation" style:parent-style-name="taeso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aesoo-subtitle" style:family="presentation">
      <style:graphic-properties draw:stroke="none" draw:fill="none" draw:textarea-vertical-align="middle">
        <text:list-style style:name="taeso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esoo-title" style:family="presentation">
      <style:graphic-properties draw:stroke="none" draw:fill="none" draw:textarea-vertical-align="middle">
        <text:list-style style:name="taeso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 Light3" fo:font-family="'Open Sans Light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aesoo-backgroundobjects">
      <style:graphic-properties draw:stroke="none" draw:fill="none" draw:fill-color="#ffffff" draw:auto-grow-height="false" fo:min-height="1.449cm"/>
    </style:style>
    <style:style style:name="Mpr5" style:family="presentation" style:parent-style-name="taesoo-backgroundobjects">
      <style:graphic-properties draw:stroke="none" draw:fill="none" draw:fill-color="#ffffff" draw:auto-grow-height="false" fo:min-height="1.397cm"/>
    </style:style>
    <style:style style:name="Mpr6" style:family="presentation" style:parent-style-name="taeso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Open Sans Light3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esoo" style:page-layout-name="PM1" draw:style-name="Mdp2">
      <draw:frame presentation:style-name="taesoo-title" draw:layer="backgroundobjects" svg:width="25.199cm" svg:height="3.506cm" svg:x="1.4cm" svg:y="0.837cm" presentation:class="title" presentation:placeholder="true">
        <draw:text-box/>
      </draw:frame>
      <draw:frame presentation:style-name="taesoo-outline1" draw:layer="backgroundobjects" svg:width="25.199cm" svg:height="13.374cm" svg:x="1.4cm" svg:y="5.314cm" presentation:class="outline" presentation:placeholder="true">
        <draw:text-box/>
      </draw:frame>
      <draw:frame presentation:style-name="Mpr4" draw:text-style-name="MP4" draw:layer="backgroundobjects" svg:width="6.523cm" svg:height="1.021cm" svg:x="10.739cm" svg:y="19.75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aesoo-title" draw:layer="backgroundobjects" svg:width="13.968cm" svg:height="10.476cm" svg:x="3.81cm" svg:y="2.123cm" presentation:class="page"/>
        <draw:frame presentation:style-name="taeso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idhya Kashyap</meta:initial-creator>
    <meta:creation-date>2016-11-21T17:28:13.905466364</meta:creation-date>
    <dc:date>2016-12-10T11:33:01.769502002</dc:date>
    <dc:creator>Sanidhya Kashyap</dc:creator>
    <meta:editing-duration>P9DT5H1M59S</meta:editing-duration>
    <meta:editing-cycles>615</meta:editing-cycles>
    <meta:generator>LibreOffice/5.0.6.2$Linux_X86_64 LibreOffice_project/00$Build-2</meta:generator>
    <meta:document-statistic meta:object-count="53"/>
  </office:meta>
</office:document-meta>
</file>